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marker-start="Arrow" draw:marker-start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color="#0000ff" style:text-position="0% 100%" fo:font-size="18pt" style:font-size-asian="18pt" style:font-size-complex="18pt"/>
    </style:style>
    <style:style style:name="P4" style:family="paragraph">
      <style:paragraph-properties fo:text-align="center"/>
      <style:text-properties style:use-window-font-color="true"/>
    </style:style>
    <style:style style:name="P5" style:family="paragraph">
      <style:paragraph-properties fo:text-align="center"/>
      <style:text-properties fo:color="#0000ff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ff" style:text-position="0% 100%" fo:font-size="18pt" style:font-size-asian="18pt" style:font-size-complex="18pt"/>
    </style:style>
    <style:style style:name="T3" style:family="text">
      <style:text-properties style:use-window-font-color="true"/>
    </style:style>
    <style:style style:name="T4" style:family="text">
      <style:text-properties fo:color="#0000ff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5.5cm" svg:height="9.5cm" svg:x="2cm" svg:y="4cm">
          <text:p text:style-name="P1"><text:span text:style-name="T1">Add-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2.7cm" svg:x="2.4cm" svg:y="10.3cm">
          <text:p text:style-name="P1">Metadata</text:p>
          <text:p text:style-name="P1">Provi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5cm" svg:x="8.5cm" svg:y="15.5cm">
          <text:p text:style-name="P1">Metadata</text:p>
          <text:p text:style-name="P1">Servic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3cm" svg:x="1.5cm" svg:y="17.5cm">
          <text:p text:style-name="P1">Metadata </text:p>
          <text:p text:style-name="P1">Dependecy </text:p>
          <text:p text:style-name="P1">Regist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2.5cm" svg:x="10.7cm" svg:y="10.5cm">
          <text:p text:style-name="P1">Metadata</text:p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2.5cm" svg:x="11.5cm" svg:y="17.5cm">
          <text:p text:style-name="P1">Metadata </text:p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1.5cm" svg:x="1.5cm" svg:y="1.7cm">
          <text:p text:style-name="P1">File Monitor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976cm" svg:y1="10.5cm" svg:x2="3cm" svg:y2="3cm">
          <text:p text:style-name="P1"><text:span text:style-name="T2">Registered</text:span></text:p>
        </draw:line>
        <draw:line draw:style-name="gr7" draw:text-style-name="P4" draw:layer="layout" svg:x1="4cm" svg:y1="3cm" svg:x2="4cm" svg:y2="10.5cm">
          <text:p text:style-name="P1"><text:span text:style-name="T3">Notify</text:span></text:p>
        </draw:line>
        <draw:line draw:style-name="gr7" draw:text-style-name="P5" draw:layer="layout" svg:x1="3cm" svg:y1="12.5cm" svg:x2="3cm" svg:y2="17.5cm">
          <text:p text:style-name="P1"><text:span text:style-name="T4">Register</text:span></text:p>
        </draw:line>
        <draw:line draw:style-name="gr7" draw:text-style-name="P1" draw:layer="layout" svg:x1="4cm" svg:y1="12.5cm" svg:x2="4cm" svg:y2="17.5cm">
          <text:p text:style-name="P1">Notify</text:p>
        </draw:line>
        <draw:line draw:style-name="gr8" draw:text-style-name="P1" draw:layer="layout" svg:x1="6cm" svg:y1="12.5cm" svg:x2="8.5cm" svg:y2="16cm">
          <text:p text:style-name="P1">Query</text:p>
        </draw:line>
        <draw:line draw:style-name="gr8" draw:text-style-name="P1" draw:layer="layout" svg:x1="12.9cm" svg:y1="12.5cm" svg:x2="12.9cm" svg:y2="17.5cm">
          <text:p text:style-name="P1">Stores</text:p>
        </draw:line>
        <draw:custom-shape draw:style-name="gr2" draw:text-style-name="P6" draw:layer="layout" svg:width="5cm" svg:height="1.5cm" svg:x="5.5cm" svg:y="8.1cm">
          <text:p text:style-name="P6"><text:span text:style-name="T5">Oper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1.5cm" svg:x="12.4cm" svg:y="7.5cm">
          <text:p text:style-name="P1">Comman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1.5cm" svg:x="13cm" svg:y="1.6cm">
          <text:p text:style-name="P1">Shell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1cm" svg:y1="3cm" svg:x2="15cm" svg:y2="7.5cm">
          <text:p text:style-name="P1">Calls</text:p>
        </draw:line>
        <draw:line draw:style-name="gr6" draw:text-style-name="P5" draw:layer="layout" svg:x1="13.5cm" svg:y1="7.5cm" svg:x2="13.5cm" svg:y2="3cm">
          <text:p text:style-name="P1"><text:span text:style-name="T4">Registered</text:span></text:p>
        </draw:line>
        <draw:line draw:style-name="gr6" draw:text-style-name="P5" draw:layer="layout" svg:x1="4.5cm" svg:y1="12.5cm" svg:x2="8.5cm" svg:y2="17.5cm">
          <text:p text:style-name="P1"><text:span text:style-name="T4">Registered</text:span></text:p>
        </draw:line>
        <draw:line draw:style-name="gr7" draw:text-style-name="P1" draw:layer="layout" svg:x1="7cm" svg:y1="12.5cm" svg:x2="11cm" svg:y2="12.5cm">
          <text:p text:style-name="P1">Builds</text:p>
        </draw:line>
        <draw:line draw:style-name="gr8" draw:text-style-name="P1" draw:layer="layout" svg:x1="15.5cm" svg:y1="15.5cm" svg:x2="18.5cm" svg:y2="13.5cm">
          <text:p text:style-name="P1">Query</text:p>
        </draw:line>
        <draw:line draw:style-name="gr9" draw:text-style-name="P1" draw:layer="layout" svg:x1="6.5cm" svg:y1="19cm" svg:x2="8.5cm" svg:y2="19cm">
          <text:p/>
        </draw:line>
        <draw:line draw:style-name="gr10" draw:text-style-name="P1" draw:layer="layout" svg:x1="10.5cm" svg:y1="8.5cm" svg:x2="12.5cm" svg:y2="7.5cm">
          <text:p text:style-name="P1">Uses</text:p>
        </draw:line>
        <draw:custom-shape draw:style-name="gr2" draw:text-style-name="P1" draw:layer="layout" svg:width="5cm" svg:height="1.5cm" svg:x="5.5cm" svg:y="5.1cm">
          <text:p text:style-name="P1">OperationsImpl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cm" svg:y1="8cm" svg:x2="8cm" svg:y2="6.5cm">
          <text:p/>
        </draw:line>
        <draw:frame draw:style-name="gr12" draw:layer="layout" svg:width="3.779cm" svg:height="0.962cm" svg:x="6cm" svg:y="6.838cm">
          <draw:text-box>
            <text:p>Implements</text:p>
          </draw:text-box>
        </draw:frame>
        <draw:polyline draw:style-name="gr13" draw:text-style-name="P1" draw:layer="layout" svg:width="2.499cm" svg:height="1.499cm" draw:transform="rotate (1.5707963267946) translate (6.50000000000223cm 5.00000000000134cm)" svg:viewBox="0 0 2500 1500" draw:points="0,14500 2500,14500 2500,13000">
          <text:p/>
        </draw:polyline>
        <draw:frame draw:style-name="gr12" draw:layer="layout" svg:width="3.034cm" svg:height="1.673cm" svg:x="6.784cm" svg:y="2.5cm">
          <draw:text-box>
            <text:p>Changes</text:p>
            <text:p text:style-name="P1">F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é Arnal</meta:initial-creator>
    <meta:creation-date>2010-02-03T12:30:15</meta:creation-date>
    <dc:date>2010-07-07T15:59:19</dc:date>
    <dc:creator>José Arnal</dc:creator>
    <meta:editing-duration>PT03H55M18S</meta:editing-duration>
    <meta:editing-cycles>7</meta:editing-cycles>
    <meta:generator>OpenOffice.org/3.2$Unix OpenOffice.org_project/320m12$Build-9483</meta:generator>
    <meta:document-statistic meta:object-count="28"/>
  </office:meta>
</office:document-meta>
</file>